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fo:font-size="10pt" style:font-size-asian="10pt" style:font-size-complex="10pt"/>
    </style:style>
    <style:style style:name="P6" style:family="paragraph" style:parent-style-name="Header">
      <style:paragraph-properties style:snap-to-layout-grid="false"/>
      <style:text-properties fo:font-size="9pt" style:font-size-asian="9pt" style:font-size-complex="9pt"/>
    </style:style>
    <style:style style:name="P7" style:family="paragraph" style:parent-style-name="Header">
      <style:paragraph-properties fo:text-align="center" style:justify-single-word="false" style:snap-to-layout-grid="false"/>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Standard">
      <style:text-properties fo:language="en" fo:country="US"/>
    </style:style>
    <style:style style:name="P14" style:family="paragraph" style:parent-style-name="Standard">
      <style:paragraph-properties fo:break-before="page"/>
    </style:style>
    <style:style style:name="P15" style:family="paragraph" style:parent-style-name="Heading">
      <style:text-properties style:font-name="Times New Roman" fo:font-size="12pt" fo:font-weight="bold" style:font-size-asian="12pt" style:font-weight-asian="bold" style:font-size-complex="12pt" style:font-weight-complex="bold"/>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fo:language="en" fo:country="US"/>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397746992">
          <text:format-change>
            <office:change-info>
              <dc:creator>Bob Jacobsen</dc:creator>
              <dc:date>2010-06-06T11:07:00</dc:date>
            </office:change-info>
          </text:format-change>
        </text:changed-region>
        <text:changed-region text:id="ct397711968">
          <text:format-change>
            <office:change-info>
              <dc:creator>Bob Jacobsen</dc:creator>
              <dc:date>2010-06-06T11:07:00</dc:date>
            </office:change-info>
          </text:format-change>
        </text:changed-region>
        <text:changed-region text:id="ct354354752">
          <text:deletion>
            <office:change-info>
              <dc:creator>Bob Jacobsen</dc:creator>
              <dc:date>2010-06-06T11:07:00</dc:date>
            </office:change-info>
            <text:p text:style-name="P1">MT</text:p>
          </text:deletion>
        </text:changed-region>
        <text:changed-region text:id="ct410010608">
          <text:format-change>
            <office:change-info>
              <dc:creator>David Harris</dc:creator>
              <dc:date>2010-06-07T02:05:00</dc:date>
            </office:change-info>
          </text:format-change>
        </text:changed-region>
        <text:changed-region text:id="ct54676144">
          <text:format-change>
            <office:change-info>
              <dc:creator>David Harris</dc:creator>
              <dc:date>2010-06-07T02:06:00</dc:date>
            </office:change-info>
          </text:format-change>
        </text:changed-region>
        <text:changed-region text:id="ct301983616">
          <text:format-change>
            <office:change-info>
              <dc:creator>David Harris</dc:creator>
              <dc:date>2010-06-07T02:07:00</dc:date>
            </office:change-info>
          </text:format-change>
        </text:changed-region>
        <text:changed-region text:id="ct455502704">
          <text:deletion>
            <office:change-info>
              <dc:creator>Bob Jacobsen</dc:creator>
              <dc:date>2010-06-06T11:06:00</dc:date>
            </office:change-info>
            <text:p text:style-name="Standard">n</text:p>
          </text:deletion>
        </text:changed-region>
        <text:changed-region text:id="ct410025392">
          <text:insertion>
            <office:change-info>
              <dc:creator>Bob Jacobsen</dc:creator>
              <dc:date>2010-06-06T11:06:00</dc:date>
            </office:change-info>
          </text:insertion>
        </text:changed-region>
        <text:changed-region text:id="ct398081536">
          <text:deletion>
            <office:change-info>
              <dc:creator>Bob Jacobsen</dc:creator>
              <dc:date>2010-06-06T11:06:00</dc:date>
            </office:change-info>
            <text:p text:style-name="Standard">Plans have been made for a bridge from DCC. <text:s text:c="2"/></text:p>
          </text:deletion>
        </text:changed-region>
        <text:changed-region text:id="ct398198608">
          <text:insertion>
            <office:change-info>
              <dc:creator>Bob Jacobsen</dc:creator>
              <dc:date>2010-06-06T11:06:00</dc:date>
            </office:change-info>
          </text:insertion>
        </text:changed-region>
        <text:changed-region text:id="ct468105072">
          <text:insertion>
            <office:change-info>
              <dc:creator>Bob Jacobsen</dc:creator>
              <dc:date>2010-06-06T11:07:00</dc:date>
            </office:change-info>
          </text:insertion>
        </text:changed-region>
        <text:changed-region text:id="ct343925600">
          <text:deletion>
            <office:change-info>
              <dc:creator>Bob Jacobsen</dc:creator>
              <dc:date>2010-06-06T10:54:00</dc:date>
            </office:change-info>
            <text:p text:style-name="Standard"><text:s/>fully. <text:s/></text:p>
          </text:deletion>
        </text:changed-region>
        <text:changed-region text:id="ct536756768">
          <text:insertion>
            <office:change-info>
              <dc:creator>Bob Jacobsen</dc:creator>
              <dc:date>2010-06-06T10:54:00</dc:date>
            </office:change-info>
          </text:insertion>
        </text:changed-region>
        <text:changed-region text:id="ct345620960">
          <text:insertion>
            <office:change-info>
              <dc:creator>Bob Jacobsen</dc:creator>
              <dc:date>2010-06-06T11:05:00</dc:date>
            </office:change-info>
          </text:insertion>
        </text:changed-region>
        <text:changed-region text:id="ct343719680">
          <text:insertion>
            <office:change-info>
              <dc:creator>Bob Jacobsen</dc:creator>
              <dc:date>2010-06-06T11:05:00</dc:date>
            </office:change-info>
          </text:insertion>
        </text:changed-region>
        <text:changed-region text:id="ct353890160">
          <text:insertion>
            <office:change-info>
              <dc:creator>Bob Jacobsen</dc:creator>
              <dc:date>2010-06-06T11:06:00</dc:date>
            </office:change-info>
          </text:insertion>
        </text:changed-region>
        <text:changed-region text:id="ct345696672">
          <text:insertion>
            <office:change-info>
              <dc:creator>Bob Jacobsen</dc:creator>
              <dc:date>2010-06-06T10:55:00</dc:date>
            </office:change-info>
          </text:insertion>
        </text:changed-region>
        <text:changed-region text:id="ct345218928">
          <text:insertion>
            <office:change-info>
              <dc:creator>Bob Jacobsen</dc:creator>
              <dc:date>2010-06-06T10:56:00</dc:date>
            </office:change-info>
          </text:insertion>
        </text:changed-region>
        <text:changed-region text:id="ct322412080">
          <text:deletion>
            <office:change-info>
              <dc:creator>Bob Jacobsen</dc:creator>
              <dc:date>2010-06-06T10:55:00</dc:date>
            </office:change-info>
            <text:p text:style-name="Standard">is</text:p>
          </text:deletion>
        </text:changed-region>
        <text:changed-region text:id="ct398235568">
          <text:insertion>
            <office:change-info>
              <dc:creator>Bob Jacobsen</dc:creator>
              <dc:date>2010-06-06T10:55:00</dc:date>
            </office:change-info>
          </text:insertion>
        </text:changed-region>
        <text:changed-region text:id="ct322658448">
          <text:deletion>
            <office:change-info>
              <dc:creator>Bob Jacobsen</dc:creator>
              <dc:date>2010-06-06T10:55:00</dc:date>
            </office:change-info>
            <text:p text:style-name="Standard">dependant</text:p>
          </text:deletion>
        </text:changed-region>
        <text:changed-region text:id="ct437860032">
          <text:insertion>
            <office:change-info>
              <dc:creator>Bob Jacobsen</dc:creator>
              <dc:date>2010-06-06T10:55:00</dc:date>
            </office:change-info>
          </text:insertion>
        </text:changed-region>
        <text:changed-region text:id="ct301279472">
          <text:deletion>
            <office:change-info>
              <dc:creator>Bob Jacobsen</dc:creator>
              <dc:date>2010-06-06T10:55:00</dc:date>
            </office:change-info>
            <text:p text:style-name="Standard">will have </text:p>
          </text:deletion>
        </text:changed-region>
        <text:changed-region text:id="ct345281856">
          <text:insertion>
            <office:change-info>
              <dc:creator>Bob Jacobsen</dc:creator>
              <dc:date>2010-06-06T10:55:00</dc:date>
            </office:change-info>
          </text:insertion>
        </text:changed-region>
        <text:changed-region text:id="ct397769680">
          <text:deletion>
            <office:change-info>
              <dc:creator>Bob Jacobsen</dc:creator>
              <dc:date>2010-06-06T10:56:00</dc:date>
            </office:change-info>
            <text:p text:style-name="Standard">progr</text:p>
          </text:deletion>
        </text:changed-region>
        <text:changed-region text:id="ct505134960">
          <text:insertion>
            <office:change-info>
              <dc:creator>Bob Jacobsen</dc:creator>
              <dc:date>2010-06-06T10:56:00</dc:date>
            </office:change-info>
          </text:insertion>
        </text:changed-region>
        <text:changed-region text:id="ct540573088">
          <text:insertion>
            <office:change-info>
              <dc:creator>Bob Jacobsen</dc:creator>
              <dc:date>2010-06-06T10:57:00</dc:date>
            </office:change-info>
          </text:insertion>
        </text:changed-region>
        <text:changed-region text:id="ct438289952">
          <text:deletion>
            <office:change-info>
              <dc:creator>Bob Jacobsen</dc:creator>
              <dc:date>2010-06-06T10:57:00</dc:date>
            </office:change-info>
            <text:p text:style-name="Standard">standardize</text:p>
          </text:deletion>
        </text:changed-region>
        <text:changed-region text:id="ct523102960">
          <text:insertion>
            <office:change-info>
              <dc:creator>Bob Jacobsen</dc:creator>
              <dc:date>2010-06-06T10:57:00</dc:date>
            </office:change-info>
          </text:insertion>
        </text:changed-region>
        <text:changed-region text:id="ct301567296">
          <text:insertion>
            <office:change-info>
              <dc:creator>Bob Jacobsen</dc:creator>
              <dc:date>2010-06-06T10:58:00</dc:date>
            </office:change-info>
          </text:insertion>
        </text:changed-region>
        <text:changed-region text:id="ct522761120">
          <text:deletion>
            <office:change-info>
              <dc:creator>Bob Jacobsen</dc:creator>
              <dc:date>2010-06-06T10:58:00</dc:date>
            </office:change-info>
            <text:p text:style-name="Standard">. </text:p>
          </text:deletion>
        </text:changed-region>
        <text:changed-region text:id="ct343856544">
          <text:insertion>
            <office:change-info>
              <dc:creator>Bob Jacobsen</dc:creator>
              <dc:date>2010-06-06T10:58:00</dc:date>
            </office:change-info>
          </text:insertion>
        </text:changed-region>
        <text:changed-region text:id="ct343800992">
          <text:deletion>
            <office:change-info>
              <dc:creator>Bob Jacobsen</dc:creator>
              <dc:date>2010-06-06T10:58:00</dc:date>
            </office:change-info>
            <text:p text:style-name="Standard">At</text:p>
          </text:deletion>
        </text:changed-region>
        <text:changed-region text:id="ct398279344">
          <text:insertion>
            <office:change-info>
              <dc:creator>Bob Jacobsen</dc:creator>
              <dc:date>2010-06-06T10:58:00</dc:date>
            </office:change-info>
          </text:insertion>
        </text:changed-region>
        <text:changed-region text:id="ct398320336">
          <text:deletion>
            <office:change-info>
              <dc:creator>Bob Jacobsen</dc:creator>
              <dc:date>2010-06-06T10:58:00</dc:date>
            </office:change-info>
            <text:p text:style-name="Standard"><text:s/></text:p>
          </text:deletion>
        </text:changed-region>
        <text:changed-region text:id="ct410163920">
          <text:insertion>
            <office:change-info>
              <dc:creator>Bob Jacobsen</dc:creator>
              <dc:date>2010-06-06T10:58:00</dc:date>
            </office:change-info>
          </text:insertion>
        </text:changed-region>
        <text:changed-region text:id="ct437336576">
          <text:insertion>
            <office:change-info>
              <dc:creator>Bob Jacobsen</dc:creator>
              <dc:date>2010-06-06T10:58:00</dc:date>
            </office:change-info>
          </text:insertion>
        </text:changed-region>
        <text:changed-region text:id="ct437351920">
          <text:deletion>
            <office:change-info>
              <dc:creator>Bob Jacobsen</dc:creator>
              <dc:date>2010-06-06T10:58:00</dc:date>
            </office:change-info>
            <text:p text:style-name="Standard">5005</text:p>
          </text:deletion>
        </text:changed-region>
        <text:changed-region text:id="ct438174704">
          <text:insertion>
            <office:change-info>
              <dc:creator>Bob Jacobsen</dc:creator>
              <dc:date>2010-06-06T10:58:00</dc:date>
            </office:change-info>
          </text:insertion>
        </text:changed-region>
        <text:changed-region text:id="ct398278944">
          <text:insertion>
            <office:change-info>
              <dc:creator>Bob Jacobsen</dc:creator>
              <dc:date>2010-06-06T10:58:00</dc:date>
            </office:change-info>
          </text:insertion>
        </text:changed-region>
        <text:changed-region text:id="ct540702672">
          <text:deletion>
            <office:change-info>
              <dc:creator>Bob Jacobsen</dc:creator>
              <dc:date>2010-06-06T10:58:00</dc:date>
            </office:change-info>
            <text:p text:style-name="Standard"><text:s/>for testing</text:p>
          </text:deletion>
        </text:changed-region>
        <text:changed-region text:id="ct505295088">
          <text:insertion>
            <office:change-info>
              <dc:creator>Bob Jacobsen</dc:creator>
              <dc:date>2010-06-06T11:03:00</dc:date>
            </office:change-info>
          </text:insertion>
        </text:changed-region>
        <text:changed-region text:id="ct504750848">
          <text:deletion>
            <office:change-info>
              <dc:creator>Bob Jacobsen</dc:creator>
              <dc:date>2010-06-06T10:59:00</dc:date>
            </office:change-info>
            <text:p text:style-name="Standard">SRP</text:p>
          </text:deletion>
        </text:changed-region>
        <text:changed-region text:id="ct398338800">
          <text:insertion>
            <office:change-info>
              <dc:creator>Bob Jacobsen</dc:creator>
              <dc:date>2010-06-06T10:59:00</dc:date>
            </office:change-info>
          </text:insertion>
        </text:changed-region>
        <text:changed-region text:id="ct397763872">
          <text:deletion>
            <office:change-info>
              <dc:creator>Bob Jacobsen</dc:creator>
              <dc:date>2010-06-06T10:59:00</dc:date>
            </office:change-info>
            <text:p text:style-name="Standard">, but also </text:p>
          </text:deletion>
        </text:changed-region>
        <text:changed-region text:id="ct437462704">
          <text:insertion>
            <office:change-info>
              <dc:creator>Bob Jacobsen</dc:creator>
              <dc:date>2010-06-06T10:59:00</dc:date>
            </office:change-info>
          </text:insertion>
        </text:changed-region>
        <text:changed-region text:id="ct301574464">
          <text:deletion>
            <office:change-info>
              <dc:creator>Bob Jacobsen</dc:creator>
              <dc:date>2010-06-06T10:59:00</dc:date>
            </office:change-info>
            <text:p text:style-name="Standard">user</text:p>
          </text:deletion>
        </text:changed-region>
        <text:changed-region text:id="ct522995904">
          <text:insertion>
            <office:change-info>
              <dc:creator>Bob Jacobsen</dc:creator>
              <dc:date>2010-06-06T10:59:00</dc:date>
            </office:change-info>
          </text:insertion>
        </text:changed-region>
        <text:changed-region text:id="ct522526384">
          <text:deletion>
            <office:change-info>
              <dc:creator>Bob Jacobsen</dc:creator>
              <dc:date>2010-06-06T10:59:00</dc:date>
            </office:change-info>
            <text:p text:style-name="Standard"><text:s/></text:p>
          </text:deletion>
        </text:changed-region>
        <text:changed-region text:id="ct504880544">
          <text:insertion>
            <office:change-info>
              <dc:creator>Bob Jacobsen</dc:creator>
              <dc:date>2010-06-06T10:59:00</dc:date>
            </office:change-info>
          </text:insertion>
        </text:changed-region>
        <text:changed-region text:id="ct504644688">
          <text:insertion>
            <office:change-info>
              <dc:creator>Bob Jacobsen</dc:creator>
              <dc:date>2010-06-06T10:59:00</dc:date>
            </office:change-info>
          </text:insertion>
        </text:changed-region>
        <text:changed-region text:id="ct437386368">
          <text:deletion>
            <office:change-info>
              <dc:creator>Bob Jacobsen</dc:creator>
              <dc:date>2010-06-06T10:59:00</dc:date>
            </office:change-info>
            <text:p text:style-name="Standard">learning and exploring the intention and use of various features. <text:s/></text:p>
          </text:deletion>
        </text:changed-region>
        <text:changed-region text:id="ct398278640">
          <text:insertion>
            <office:change-info>
              <dc:creator>Bob Jacobsen</dc:creator>
              <dc:date>2010-06-06T10:59:00</dc:date>
            </office:change-info>
          </text:insertion>
        </text:changed-region>
        <text:changed-region text:id="ct504392096">
          <text:insertion>
            <office:change-info>
              <dc:creator>Bob Jacobsen</dc:creator>
              <dc:date>2010-06-06T11:00:00</dc:date>
            </office:change-info>
          </text:insertion>
        </text:changed-region>
        <text:changed-region text:id="ct504918464">
          <text:insertion>
            <office:change-info>
              <dc:creator>Bob Jacobsen</dc:creator>
              <dc:date>2010-06-06T11:01:00</dc:date>
            </office:change-info>
          </text:insertion>
        </text:changed-region>
        <text:changed-region text:id="ct504917808">
          <text:insertion>
            <office:change-info>
              <dc:creator>Bob Jacobsen</dc:creator>
              <dc:date>2010-06-06T11:04:00</dc:date>
            </office:change-info>
          </text:insertion>
        </text:changed-region>
        <text:changed-region text:id="ct301361280">
          <text:deletion>
            <office:change-info>
              <dc:creator>Bob Jacobsen</dc:creator>
              <dc:date>2010-06-06T11:01:00</dc:date>
            </office:change-info>
            <text:p text:style-name="Standard">are not sure</text:p>
          </text:deletion>
        </text:changed-region>
        <text:changed-region text:id="ct505402592">
          <text:insertion>
            <office:change-info>
              <dc:creator>Bob Jacobsen</dc:creator>
              <dc:date>2010-06-06T11:01:00</dc:date>
            </office:change-info>
          </text:insertion>
        </text:changed-region>
        <text:changed-region text:id="ct398242176">
          <text:insertion>
            <office:change-info>
              <dc:creator>Bob Jacobsen</dc:creator>
              <dc:date>2010-06-06T11:01:00</dc:date>
            </office:change-info>
          </text:insertion>
        </text:changed-region>
        <text:changed-region text:id="ct438023072">
          <text:deletion>
            <office:change-info>
              <dc:creator>Bob Jacobsen</dc:creator>
              <dc:date>2010-06-06T11:03:00</dc:date>
            </office:change-info>
            <text:p text:style-name="Standard">S-9.6 has no issue with NMRA naming the bus. <text:s/></text:p>
          </text:deletion>
        </text:changed-region>
        <text:changed-region text:id="ct437849936">
          <text:insertion>
            <office:change-info>
              <dc:creator>Bob Jacobsen</dc:creator>
              <dc:date>2010-06-06T11:03:00</dc:date>
            </office:change-info>
          </text:insertion>
        </text:changed-region>
        <text:changed-region text:id="ct345119840">
          <text:insertion>
            <office:change-info>
              <dc:creator>Bob Jacobsen</dc:creator>
              <dc:date>2010-06-06T11:01:00</dc:date>
            </office:change-info>
          </text:insertion>
        </text:changed-region>
        <text:changed-region text:id="ct398096912">
          <text:insertion>
            <office:change-info>
              <dc:creator>Bob Jacobsen</dc:creator>
              <dc:date>2010-06-06T11:02:00</dc:date>
            </office:change-info>
          </text:insertion>
        </text:changed-region>
        <text:changed-region text:id="ct437960032">
          <text:deletion>
            <office:change-info>
              <dc:creator>Bob Jacobsen</dc:creator>
              <dc:date>2010-06-06T11:02:00</dc:date>
            </office:change-info>
            <text:p text:style-name="Standard">, and is in the process of building a complete document base. <text:s/></text:p>
          </text:deletion>
        </text:changed-region>
        <text:changed-region text:id="ct504856128">
          <text:insertion>
            <office:change-info>
              <dc:creator>Bob Jacobsen</dc:creator>
              <dc:date>2010-06-06T11:02:00</dc:date>
            </office:change-info>
          </text:insertion>
        </text:changed-region>
        <text:changed-region text:id="ct532802352">
          <text:insertion>
            <office:change-info>
              <dc:creator>David Harris</dc:creator>
              <dc:date>2010-06-07T0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7040979" text:style-name="Outline">
        <text:list-item>
          <text:h text:style-name="P16" text:outline-level="1">NMRAnet Goals and Mandates</text:h>
        </text:list-item>
      </text:list>
      <text:p text:style-name="Standard"><text:span text:style-name="T5">This document discusses how the OpenLCB</text:span><text:change-start text:change-id="ct397746992"/><text:span text:style-name="T7">TM</text:span><text:change-end text:change-id="ct397746992"/><text:span text:style-name="T5">/S9.6 proposal for the NMRAnet</text:span><text:change-start text:change-id="ct397711968"/><text:span text:style-name="T7">TM</text:span><text:change-end text:change-id="ct397711968"/><text:span text:style-name="T5"> layout control bus meets the published Goals and Mandates of the NMRA's NMRAnet effort</text:span><text:span text:style-name="T5"><text:note text:id="ftn1" text:note-class="footnote"><text:note-citation>1</text:note-citation><text:note-body><text:p text:style-name="Footnote">The NMRA has specified these Goals and Mandates in a separate document.</text:p></text:note-body></text:note></text:span><text:span text:style-name="T5">. The proposal for NMRAnet S9.6 has been developed by the OpenLCB</text:span><text:change text:change-id="ct354354752"/><text:span text:style-name="T5">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P15"><text:change-start text:change-id="ct410010608"/>1. Develop standards to define a communications bus that will manage and control devices that are independent of train control on a model railroad layout. <text:change-end text:change-id="ct410010608"/></text:p>
      <text:p text:style-name="Standard">S9.6/OpenLCB is designed to control devices, both real and virtual, associated with a model railroad layout, whether that is novice layout requiring only two nodes, to very large layouts, such as museums or modular layout meets that require thousands of nodes across heterogeneous networks. <text:s/></text:p>
      <text:p text:style-name="P15"><text:change-start text:change-id="ct54676144"/>2. This bus shall be capable of working independently from other train control busses. <text:change-end text:change-id="ct54676144"/></text:p>
      <text:p text:style-name="Standard">S-9.6 can work independently of other train control buses. <text:s/></text:p>
      <text:p text:style-name="Heading"><text:change-start text:change-id="ct301983616"/>3. This bus should be capable of bridging commands from other train control busses. The bus shall be capable of bridging commands from a DCC bus. <text:change-end text:change-id="ct301983616"/></text:p>
      <text:p text:style-name="Standard">S-9.6 has working prototype hardware that bridges from other buses, including Loco<text:change text:change-id="ct455502704"/><text:change-start text:change-id="ct410025392"/>N<text:change-end text:change-id="ct410025392"/>et and Ethernet. <text:s/><text:change text:change-id="ct398081536"/><text:change-start text:change-id="ct398198608"/>A bridge from DCC has been designed an<text:change-end text:change-id="ct398198608"/><text:change-start text:change-id="ct468105072"/>d is being implemented.<text:change-end text:change-id="ct468105072"/> </text:p>
      <text:p text:style-name="Heading">4. Developing a set of instructions for track control is outside the scope of this working group at this time. However, the bus shall have the capability of managing and controlling devices that effect train control. </text:p>
      <text:p text:style-name="Standard">Although train control has been discussed and is fully within the capabilities of S-9.6, specific solutions have not been developed<text:change text:change-id="ct343925600"/><text:change-start text:change-id="ct536756768"/>.<text:change-end text:change-id="ct536756768"/></text:p>
      <text:p text:style-name="Heading"><text:soft-page-break/>5. The bus shall be designed so that the complexity to the user is minimized. Management and configuration of devices as well as fault finding of the system or individual devices shall require little to no technical knowledge of the bus by the user. </text:p>
      <text:p text:style-name="Standard">S-9.6 is specifically designed with the novice model railroader in mind. <text:s/>These users can connect nodes directly from the box and do not need to be aware of details (such as node IDs nor event numbers), but can program <text:change-start text:change-id="ct345620960"/>even <text:change-end text:change-id="ct345620960"/>relatively complex interactions with push-button programming. <text:s/><text:change-start text:change-id="ct343719680"/>No investment in separate tools is required, but <text:change-end text:change-id="ct343719680"/><text:change-start text:change-id="ct353890160"/>separate <text:change-end text:change-id="ct353890160"/><text:change-start text:change-id="ct345696672"/>configuration tools can ease this process <text:change-end text:change-id="ct345696672"/><text:change-start text:change-id="ct345218928"/>when desired. <text:s/>Prototypes of both approaches exist.<text:change-end text:change-id="ct345218928"/></text:p>
      <text:p text:style-name="Standard">Although the specific user interface (UI) <text:change text:change-id="ct322412080"/><text:change-start text:change-id="ct398235568"/>remains a<text:change-end text:change-id="ct398235568"/> manufacturer <text:change text:change-id="ct322658448"/><text:change-start text:change-id="ct437860032"/>choice<text:change-end text:change-id="ct437860032"/>, S-9.6 makes recommendations and prototype implementations are available. <text:s/>Simple networks will be easily debugged without additional equipment. <text:s/>Larger networks <text:change text:change-id="ct301279472"/><text:change-start text:change-id="ct345281856"/>can use <text:change-end text:change-id="ct345281856"/>software support that is able to log, filter, and monitor bus traffic, and to drill down into the network to individual node level. <text:s/></text:p>
      <text:p text:style-name="Heading">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p>
      <text:p text:style-name="Standard">S-9.6 uses standardized transports, including CAN and Ethernet. <text:s/>The protocol has been designed to meld with the different transports with transport-specific modifications. <text:s/>Simple nodes need to respond to a base number of messages. <text:s/>The more heavy lifting is confined to the bridging nodes. <text:s/>The protocol is designed to allow the network to scale gracefully, allowing bigger layouts to grow without excessive overhead. <text:s/><text:change text:change-id="ct397769680"/><text:change-start text:change-id="ct505134960"/>Allowance has been made for use of additional tran<text:change-end text:change-id="ct505134960"/><text:change-start text:change-id="ct540573088"/>sports in the future.<text:change-end text:change-id="ct540573088"/></text:p>
      <text:p text:style-name="Heading">7. <text:s/>The bus shall be owned by, and under the control of, the NMRA. All future changes to this bus shall be controlled by NMRA. </text:p>
      <text:p text:style-name="Standard">Standards and Recommended Practices that describe the NMRAnet are and will be entirely under the NMRAs control. The S9.6 developers would be happy to agree to that in whatever way is required. Actual ownership is a legal matter that we are not qualified to discuss. <text:s/></text:p>
      <text:p text:style-name="Heading">8. Develop a bus that minimizes the amount of certification testing required of NMRA. </text:p>
      <text:p text:style-name="Standard">Certification of this bus should not require special testing equipment beyond a computer and appropriate connections. </text:p>
      <text:p text:style-name="Standard">Since S-9.6 uses <text:change text:change-id="ct438289952"/><text:change-start text:change-id="ct523102960"/>standard<text:change-end text:change-id="ct523102960"/> transports, <text:change-start text:change-id="ct301567296"/>hence <text:change-end text:change-id="ct301567296"/>testing is already defined for the transport layers<text:change text:change-id="ct522761120"/><text:change-start text:change-id="ct343856544"/> and commercial tools are available as desired.<text:change-end text:change-id="ct343856544"/></text:p>
      <text:p text:style-name="Standard">The protocol has the capability for self-testing of nodes and its protocols. <text:s/><text:change text:change-id="ct343800992"/><text:change-start text:change-id="ct398279344"/>In addition to prototypes and demonstration impleme<text:change-end text:change-id="ct398279344"/><text:change text:change-id="ct398320336"/><text:change-start text:change-id="ct410163920"/>ntations, <text:change-end text:change-id="ct410163920"/>the present S-9.6 has <text:change-start text:change-id="ct437336576"/>developed <text:change-end text:change-id="ct437336576"/><text:change text:change-id="ct437351920"/><text:change-start text:change-id="ct438174704"/>more than 5,000<text:change-end text:change-id="ct438174704"/> lines of <text:change-start text:change-id="ct398278944"/>testing <text:change-end text:change-id="ct398278944"/>code<text:change text:change-id="ct540702672"/>. <text:s/></text:p>
      <text:p text:style-name="Heading"><text:soft-page-break/>9. Develop a set of NMRA Standards and Recommended Practices that fully define the characteristics of the bus which can be used by manufacturers to develop products. </text:p>
      <text:p text:style-name="Standard">S-9.6 is fully committed to developing <text:change-start text:change-id="ct505295088"/>draft <text:change-end text:change-id="ct505295088"/>NMRA <text:change text:change-id="ct504750848"/><text:change-start text:change-id="ct398338800"/>Standards and Recommended Practices<text:change-end text:change-id="ct398338800"/> to fully document the technical requirements of the bus<text:change text:change-id="ct397763872"/><text:change-start text:change-id="ct437462704"/>. At present, we do not understand the process for converting those drafts to final, approved documents, and therefore cannot comment on that aspect.</text:p>
      <text:p text:style-name="Standard">We have also developed <text:change-end text:change-id="ct437462704"/><text:change text:change-id="ct301574464"/><text:change-start text:change-id="ct522995904"/>basic<text:change-end text:change-id="ct522995904"/> and higher<text:change text:change-id="ct522526384"/><text:change-start text:change-id="ct504880544"/>-<text:change-end text:change-id="ct504880544"/>level documentation for <text:change-start text:change-id="ct504644688"/>both users and manufacturers to better understand the operation of the bus and intentions of <text:span text:style-name="T6">the</text:span> specifications. <text:change-end text:change-id="ct504644688"/><text:change text:change-id="ct437386368"/><text:change-start text:change-id="ct398278640"/>At present, the docu<text:change-end text:change-id="ct398278640"/><text:change-start text:change-id="ct504392096"/>mentation set consists of more than a dozen draft specifications, plus more then twenty e<text:change-end text:change-id="ct504392096"/><text:change-start text:change-id="ct504918464"/>xamples and application notes.<text:change-end text:change-id="ct504918464"/><text:change-start text:change-id="ct504917808"/> In addition, we provide example implementations on three types of hardware at present.<text:change-end text:change-id="ct504917808"/></text:p>
      <text:p text:style-name="Heading">10. Develop NMRA education and marketing material to inform the users on the benefit, concepts and usage of the bus. </text:p>
      <text:p text:style-name="Standard">We <text:change text:change-id="ct301361280"/><text:change-start text:change-id="ct505402592"/>do not understand<text:change-end text:change-id="ct505402592"/> what this entails, and <text:change-start text:change-id="ct398242176"/>therefore <text:change-end text:change-id="ct398242176"/>cannot comment at this time. <text:s text:c="2"/></text:p>
      <text:p text:style-name="Heading">11. Ultimately this bus shall be named the NMRANet. </text:p>
      <text:p text:style-name="Standard"><text:change text:change-id="ct438023072"/><text:change-start text:change-id="ct437849936"/>We agree to this.<text:change-end text:change-id="ct437849936"/></text:p>
      <text:p text:style-name="Heading">12. NMRA Working Groups shall be kept informed on the development of this Working Group and be allowed to offer suggestions or comments on the Standards and Recommended Practices being developed. </text:p>
      <text:p text:style-name="Standard">S-9.6 has striven to provide the means and sites for this to happen<text:change-start text:change-id="ct345119840"/>. Our development documentation, prototype and example implementations, and discussion group are pu<text:change-end text:change-id="ct345119840"/><text:change-start text:change-id="ct398096912"/>blicly available<text:change-end text:change-id="ct398096912"/><text:change text:change-id="ct437960032"/><text:change-start text:change-id="ct504856128"/> in real time. We have reported through the NMRA structures for NMRAnet development as they have evolved. We will continue to do this.<text:change-end text:change-id="ct504856128"/><text:change-start text:change-id="ct532802352"/></text:p>
      <text:p text:style-name="P14"><text:change-end text:change-id="ct5328023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NMRAnet Goals and Mandates<text:tab/>1</text:p>
          <text:p text:style-name="P12">1. Develop standards to define a communications bus that will manage and control devices that are independent of train control on a model railroad layout. <text:tab/>1</text:p>
          <text:p text:style-name="P12">2. This bus shall be capable of working independently from other train control busses. <text:tab/>1</text:p>
          <text:p text:style-name="P12">3. This bus should be capable of bridging commands from other train control busses. The bus shall be capable of bridging commands from a DCC bus. <text:tab/>1</text:p>
          <text:p text:style-name="P12">4. Developing a set of instructions for track control is outside the scope of this working group at this time. However, the bus shall have the capability of managing and controlling devices that effect train control. <text:tab/>1</text:p>
          <text:p text:style-name="P12">5. The bus shall be designed so that the complexity to the user is minimized. Management and configuration of devices as well as fault finding of the system or individual devices shall require little to no technical knowledge of the bus by the user. <text:tab/>2</text:p>
          <text:p text:style-name="P12">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tab/>2</text:p>
          <text:p text:style-name="P12">7. <text:s/>The bus shall be owned by, and under the control of, the NMRA. All future changes to this bus shall be controlled by NMRA. <text:tab/>2</text:p>
          <text:p text:style-name="P12">8. Develop a bus that minimizes the amount of certification testing required of NMRA. <text:tab/>2</text:p>
          <text:p text:style-name="P12">9. Develop a set of NMRA Standards and Recommended Practices that fully define the characteristics of the bus which can be used by manufacturers to develop products. <text:tab/>2</text:p>
          <text:p text:style-name="P12">10. Develop NMRA education and marketing material to inform the users on the benefit, concepts and usage of the bus. <text:tab/>3</text:p>
          <text:p text:style-name="P12">11. Ultimately this bus shall be named the NMRANet. <text:tab/>3</text:p>
          <text:p text:style-name="P12">12. NMRA Working Groups shall be kept informed on the development of this Working Group and be allowed to offer suggestions or comments on the Standards and Recommended Practices being developed. <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2pt" fo:font-weight="bold" style:font-name-asian="Arial Unicode MS1" style:font-size-asian="12pt" style:font-weight-asian="bold" style:font-name-complex="Tahoma1" style:font-size-complex="12pt" style:font-weight-complex="bold"/>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Outline"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_20_8" style:next-style-name="Text_20_body" style:default-outline-level="7" style:list-style-name="Outline">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540535136">
            <text:deletion>
              <office:change-info>
                <dc:creator>Bob Jacobsen</dc:creator>
                <dc:date>2010-06-06T11:08:00</dc:date>
              </office:change-info>
              <text:p text:style-name="MP1">NMRA Technical Note (number)</text:p>
            </text:deletion>
          </text:changed-region>
          <text:changed-region text:id="ct505125584">
            <text:insertion>
              <office:change-info>
                <dc:creator>Bob Jacobsen</dc:creator>
                <dc:date>2010-06-06T11:08:00</dc:date>
              </office:change-info>
            </text:insertion>
          </text:changed-region>
        </text:tracked-changes>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40535136"/><text:change-start text:change-id="ct505125584"/>S-9.6/OpenLCB NMRAnet Proposal Goals and Mandates Reply<text:change-end text:change-id="ct505125584"/></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06" text:date-value="2010-06-07T02:09:30.99">6/7/2010</text:date></text:span></text:span></text:p>
      </style:footer>
    </style:master-page>
    <style:master-page style:name="First_20_Page" style:display-name="First Page" style:page-layout-name="Mpm2" style:next-style-name="Standard">
      <style:header>
        <text:tracked-changes>
          <text:changed-region text:id="ct301662816">
            <text:deletion>
              <office:change-info>
                <dc:creator>Bob Jacobsen</dc:creator>
                <dc:date>2010-06-06T11:10:00</dc:date>
              </office:change-info>
              <text:p text:style-name="MP9">Measures</text:p>
            </text:deletion>
          </text:changed-region>
          <text:changed-region text:id="ct301948064">
            <text:insertion>
              <office:change-info>
                <dc:creator>Bob Jacobsen</dc:creator>
                <dc:date>2010-06-06T11:10: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text:change text:change-id="ct301662816"/><text:change-start text:change-id="ct301948064"/>Mandates<text:change-end text:change-id="ct301948064"/>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06" text:date-value="2010-06-07T02:09:30.99">6/7/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65</meta:editing-cycles>
    <meta:editing-duration>PT12H09M10S</meta:editing-duration>
    <meta:generator>OpenOffice.org/3.1$Unix OpenOffice.org_project/310m11$Build-9399</meta:generator>
    <dc:date>2010-06-07T02:09:31</dc:date>
    <dc:creator>David Harris</dc:creator>
    <meta:document-statistic meta:table-count="1" meta:image-count="0" meta:object-count="0" meta:page-count="4" meta:paragraph-count="79" meta:word-count="1499" meta:character-count="9354"/>
    <meta:user-defined meta:name="Info 1"/>
    <meta:user-defined meta:name="Info 2"/>
    <meta:user-defined meta:name="Info 3"/>
    <meta:user-defined meta:name="Info 4"/>
  </office:meta>
</office:document-meta>
</file>